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e9" style:family="table-cell" style:parent-style-name="Default" style:data-style-name="N0">
      <style:table-cell-properties fo:border="thin solid #000000" style:vertical-align="top"/>
    </style:style>
    <style:style style:name="ce10" style:family="table-cell" style:parent-style-name="Default" style:data-style-name="N0">
      <style:table-cell-properties fo:border="thin solid #000000" style:vertical-align="top" fo:wrap-option="wrap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1.5534722222222cm" style:use-optimal-column-width="true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47486111111111cm"/>
    </style:style>
    <style:style style:name="co4" style:family="table-column">
      <style:table-column-properties fo:break-before="auto" style:column-width="3.40430555555556cm"/>
    </style:style>
    <style:style style:name="co5" style:family="table-column">
      <style:table-column-properties fo:break-before="auto" style:column-width="3.61597222222222cm"/>
    </style:style>
    <style:style style:name="co6" style:family="table-column">
      <style:table-column-properties fo:break-before="auto" style:column-width="2.20486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censement_HDD_corri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5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rocesseur</text:p>
          </table:table-cell>
          <table:table-cell office:value-type="string" table:style-name="ce3">
            <text:p>HDD &lt; 400 Gio</text:p>
          </table:table-cell>
          <table:table-cell office:value-type="string" table:style-name="ce3">
            <text:p>HDD 400 à 500 Gio</text:p>
          </table:table-cell>
          <table:table-cell office:value-type="string" table:style-name="ce3">
            <text:p>HDD &gt; 900 Gio</text:p>
          </table:table-cell>
          <table:table-cell office:value-type="string" table:style-name="ce3">
            <text:p>Total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5">
            <text:p>Advanced Micro Devices AMD Athlon(tm) II X2 B22 Processor</text:p>
          </table:table-cell>
          <table:table-cell office:value-type="float" office:value="3" table:formula="of:=COUNTIFS(['file:///C:/Users/admin/OneDrive/Bureau/Cours%20BTS%20SIO/Bloc%201/s%E9ance%202/ordinateurs.ods'#Hardware.$D:.$D]; [.A2];['file:///C:/Users/admin/OneDrive/Bureau/Cours%20BTS%20SIO/Bloc%201/s%E9ance%202/ordinateurs.ods'#Hardware.$G:.$G];&quot;&lt;409600&quot;)" table:style-name="ce6">
            <text:p>3</text:p>
          </table:table-cell>
          <table:table-cell office:value-type="float" office:value="0" table:formula="of:=COUNTIFS(['file:///C:/Users/admin/OneDrive/Bureau/Cours%20BTS%20SIO/Bloc%201/s%E9ance%202/ordinateurs.ods'#Hardware.$D:.$D]; [.A2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2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3" table:formula="of:=[.B2]+[.C2]+[.D2]" table:style-name="ce7">
            <text:p>3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5">
            <text:p>Advanced Micro Devices AMD Athlon(tm) II X4 635 Processor</text:p>
          </table:table-cell>
          <table:table-cell office:value-type="float" office:value="0" table:formula="of:=COUNTIFS(['file:///C:/Users/admin/OneDrive/Bureau/Cours%20BTS%20SIO/Bloc%201/s%E9ance%202/ordinateurs.ods'#Hardware.$D:.$D]; [.A3];['file:///C:/Users/admin/OneDrive/Bureau/Cours%20BTS%20SIO/Bloc%201/s%E9ance%202/ordinateurs.ods'#Hardware.$G:.$G];&quot;&lt;409600&quot;)" table:style-name="ce6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3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1" table:formula="of:=COUNTIFS(['file:///C:/Users/admin/OneDrive/Bureau/Cours%20BTS%20SIO/Bloc%201/s%E9ance%202/ordinateurs.ods'#Hardware.$D:.$D]; [.A3];['file:///C:/Users/admin/OneDrive/Bureau/Cours%20BTS%20SIO/Bloc%201/s%E9ance%202/ordinateurs.ods'#Hardware.$G:.$G];&quot;&gt;921600&quot;)" table:style-name="ce7">
            <text:p>1</text:p>
          </table:table-cell>
          <table:table-cell office:value-type="float" office:value="1" table:formula="of:=[.B3]+[.C3]+[.D3]" table:style-name="ce7">
            <text:p>1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8">
            <text:p>AMD Athlon(tm) 64 X2 Dual Core Processor 3800+</text:p>
          </table:table-cell>
          <table:table-cell office:value-type="float" office:value="1" table:formula="of:=COUNTIFS(['file:///C:/Users/admin/OneDrive/Bureau/Cours%20BTS%20SIO/Bloc%201/s%E9ance%202/ordinateurs.ods'#Hardware.$D:.$D]; [.A4];['file:///C:/Users/admin/OneDrive/Bureau/Cours%20BTS%20SIO/Bloc%201/s%E9ance%202/ordinateurs.ods'#Hardware.$G:.$G];&quot;&lt;409600&quot;)" table:style-name="ce6">
            <text:p>1</text:p>
          </table:table-cell>
          <table:table-cell office:value-type="float" office:value="0" table:formula="of:=COUNTIFS(['file:///C:/Users/admin/OneDrive/Bureau/Cours%20BTS%20SIO/Bloc%201/s%E9ance%202/ordinateurs.ods'#Hardware.$D:.$D]; [.A4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4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1" table:formula="of:=[.B4]+[.C4]+[.D4]" table:style-name="ce7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AMD Athlon(tm) 64 X2 Dual Core Processor 4400+</text:p>
          </table:table-cell>
          <table:table-cell office:value-type="float" office:value="15" table:formula="of:=COUNTIFS(['file:///C:/Users/admin/OneDrive/Bureau/Cours%20BTS%20SIO/Bloc%201/s%E9ance%202/ordinateurs.ods'#Hardware.$D:.$D]; [.A5];['file:///C:/Users/admin/OneDrive/Bureau/Cours%20BTS%20SIO/Bloc%201/s%E9ance%202/ordinateurs.ods'#Hardware.$G:.$G];&quot;&lt;409600&quot;)" table:style-name="ce6">
            <text:p>15</text:p>
          </table:table-cell>
          <table:table-cell office:value-type="float" office:value="0" table:formula="of:=COUNTIFS(['file:///C:/Users/admin/OneDrive/Bureau/Cours%20BTS%20SIO/Bloc%201/s%E9ance%202/ordinateurs.ods'#Hardware.$D:.$D]; [.A5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5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15" table:formula="of:=[.B5]+[.C5]+[.D5]" table:style-name="ce7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MD Athlon(tm) Dual Core Processor 5200B</text:p>
          </table:table-cell>
          <table:table-cell office:value-type="float" office:value="55" table:formula="of:=COUNTIFS(['file:///C:/Users/admin/OneDrive/Bureau/Cours%20BTS%20SIO/Bloc%201/s%E9ance%202/ordinateurs.ods'#Hardware.$D:.$D]; [.A6];['file:///C:/Users/admin/OneDrive/Bureau/Cours%20BTS%20SIO/Bloc%201/s%E9ance%202/ordinateurs.ods'#Hardware.$G:.$G];&quot;&lt;409600&quot;)" table:style-name="ce6">
            <text:p>55</text:p>
          </table:table-cell>
          <table:table-cell office:value-type="float" office:value="0" table:formula="of:=COUNTIFS(['file:///C:/Users/admin/OneDrive/Bureau/Cours%20BTS%20SIO/Bloc%201/s%E9ance%202/ordinateurs.ods'#Hardware.$D:.$D]; [.A6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6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55" table:formula="of:=[.B6]+[.C6]+[.D6]" table:style-name="ce7">
            <text:p>55</text:p>
          </table:table-cell>
          <table:table-cell table:number-columns-repeated="16379" table:style-name="ce11"/>
        </table:table-row>
        <table:table-row table:style-name="ro1">
          <table:table-cell office:value-type="string" table:style-name="ce9">
            <text:p>AMD Athlon(tm) II X2 220 Processor</text:p>
          </table:table-cell>
          <table:table-cell office:value-type="float" office:value="17" table:formula="of:=COUNTIFS(['file:///C:/Users/admin/OneDrive/Bureau/Cours%20BTS%20SIO/Bloc%201/s%E9ance%202/ordinateurs.ods'#Hardware.$D:.$D]; [.A7];['file:///C:/Users/admin/OneDrive/Bureau/Cours%20BTS%20SIO/Bloc%201/s%E9ance%202/ordinateurs.ods'#Hardware.$G:.$G];&quot;&lt;409600&quot;)" table:style-name="ce6">
            <text:p>17</text:p>
          </table:table-cell>
          <table:table-cell office:value-type="float" office:value="0" table:formula="of:=COUNTIFS(['file:///C:/Users/admin/OneDrive/Bureau/Cours%20BTS%20SIO/Bloc%201/s%E9ance%202/ordinateurs.ods'#Hardware.$D:.$D]; [.A7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7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17" table:formula="of:=[.B7]+[.C7]+[.D7]" table:style-name="ce7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AMD Athlon(tm) II X2 B22 Processor</text:p>
          </table:table-cell>
          <table:table-cell office:value-type="float" office:value="49" table:formula="of:=COUNTIFS(['file:///C:/Users/admin/OneDrive/Bureau/Cours%20BTS%20SIO/Bloc%201/s%E9ance%202/ordinateurs.ods'#Hardware.$D:.$D]; [.A8];['file:///C:/Users/admin/OneDrive/Bureau/Cours%20BTS%20SIO/Bloc%201/s%E9ance%202/ordinateurs.ods'#Hardware.$G:.$G];&quot;&lt;409600&quot;)" table:style-name="ce6">
            <text:p>49</text:p>
          </table:table-cell>
          <table:table-cell office:value-type="float" office:value="0" table:formula="of:=COUNTIFS(['file:///C:/Users/admin/OneDrive/Bureau/Cours%20BTS%20SIO/Bloc%201/s%E9ance%202/ordinateurs.ods'#Hardware.$D:.$D]; [.A8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8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49" table:formula="of:=[.B8]+[.C8]+[.D8]" table:style-name="ce7">
            <text:p>49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AMD Athlon(tm) II X4 635 Processor</text:p>
          </table:table-cell>
          <table:table-cell office:value-type="float" office:value="0" table:formula="of:=COUNTIFS(['file:///C:/Users/admin/OneDrive/Bureau/Cours%20BTS%20SIO/Bloc%201/s%E9ance%202/ordinateurs.ods'#Hardware.$D:.$D]; [.A9];['file:///C:/Users/admin/OneDrive/Bureau/Cours%20BTS%20SIO/Bloc%201/s%E9ance%202/ordinateurs.ods'#Hardware.$G:.$G];&quot;&lt;409600&quot;)" table:style-name="ce6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9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9" table:formula="of:=COUNTIFS(['file:///C:/Users/admin/OneDrive/Bureau/Cours%20BTS%20SIO/Bloc%201/s%E9ance%202/ordinateurs.ods'#Hardware.$D:.$D]; [.A9];['file:///C:/Users/admin/OneDrive/Bureau/Cours%20BTS%20SIO/Bloc%201/s%E9ance%202/ordinateurs.ods'#Hardware.$G:.$G];&quot;&gt;921600&quot;)" table:style-name="ce7">
            <text:p>9</text:p>
          </table:table-cell>
          <table:table-cell office:value-type="float" office:value="9" table:formula="of:=[.B9]+[.C9]+[.D9]" table:style-name="ce7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Dual-Core AMD Opteron(tm) Processor 2210</text:p>
          </table:table-cell>
          <table:table-cell office:value-type="float" office:value="1" table:formula="of:=COUNTIFS(['file:///C:/Users/admin/OneDrive/Bureau/Cours%20BTS%20SIO/Bloc%201/s%E9ance%202/ordinateurs.ods'#Hardware.$D:.$D]; [.A10];['file:///C:/Users/admin/OneDrive/Bureau/Cours%20BTS%20SIO/Bloc%201/s%E9ance%202/ordinateurs.ods'#Hardware.$G:.$G];&quot;&lt;409600&quot;)" table:style-name="ce6">
            <text:p>1</text:p>
          </table:table-cell>
          <table:table-cell office:value-type="float" office:value="0" table:formula="of:=COUNTIFS(['file:///C:/Users/admin/OneDrive/Bureau/Cours%20BTS%20SIO/Bloc%201/s%E9ance%202/ordinateurs.ods'#Hardware.$D:.$D]; [.A10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0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1" table:formula="of:=[.B10]+[.C10]+[.D10]" table:style-name="ce7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Dual-Core AMD Opteron(tm) Processor 2216</text:p>
          </table:table-cell>
          <table:table-cell office:value-type="float" office:value="5" table:formula="of:=COUNTIFS(['file:///C:/Users/admin/OneDrive/Bureau/Cours%20BTS%20SIO/Bloc%201/s%E9ance%202/ordinateurs.ods'#Hardware.$D:.$D]; [.A11];['file:///C:/Users/admin/OneDrive/Bureau/Cours%20BTS%20SIO/Bloc%201/s%E9ance%202/ordinateurs.ods'#Hardware.$G:.$G];&quot;&lt;409600&quot;)" table:style-name="ce6">
            <text:p>5</text:p>
          </table:table-cell>
          <table:table-cell office:value-type="float" office:value="0" table:formula="of:=COUNTIFS(['file:///C:/Users/admin/OneDrive/Bureau/Cours%20BTS%20SIO/Bloc%201/s%E9ance%202/ordinateurs.ods'#Hardware.$D:.$D]; [.A11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1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5" table:formula="of:=[.B11]+[.C11]+[.D11]" table:style-name="ce7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Intel Corporation Intel(R) Pentium(R) D CPU 3.00GHz</text:p>
          </table:table-cell>
          <table:table-cell office:value-type="float" office:value="2" table:formula="of:=COUNTIFS(['file:///C:/Users/admin/OneDrive/Bureau/Cours%20BTS%20SIO/Bloc%201/s%E9ance%202/ordinateurs.ods'#Hardware.$D:.$D]; [.A12];['file:///C:/Users/admin/OneDrive/Bureau/Cours%20BTS%20SIO/Bloc%201/s%E9ance%202/ordinateurs.ods'#Hardware.$G:.$G];&quot;&lt;409600&quot;)" table:style-name="ce6">
            <text:p>2</text:p>
          </table:table-cell>
          <table:table-cell office:value-type="float" office:value="0" table:formula="of:=COUNTIFS(['file:///C:/Users/admin/OneDrive/Bureau/Cours%20BTS%20SIO/Bloc%201/s%E9ance%202/ordinateurs.ods'#Hardware.$D:.$D]; [.A12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2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2" table:formula="of:=[.B12]+[.C12]+[.D12]" table:style-name="ce7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ntel Corporation Pentium III (0.18 Âµm) With 1 Or 2 MB On-Die L2 Cache<text:s/></text:p>
          </table:table-cell>
          <table:table-cell office:value-type="float" office:value="1" table:formula="of:=COUNTIFS(['file:///C:/Users/admin/OneDrive/Bureau/Cours%20BTS%20SIO/Bloc%201/s%E9ance%202/ordinateurs.ods'#Hardware.$D:.$D]; [.A13];['file:///C:/Users/admin/OneDrive/Bureau/Cours%20BTS%20SIO/Bloc%201/s%E9ance%202/ordinateurs.ods'#Hardware.$G:.$G];&quot;&lt;409600&quot;)" table:style-name="ce6">
            <text:p>1</text:p>
          </table:table-cell>
          <table:table-cell office:value-type="float" office:value="0" table:formula="of:=COUNTIFS(['file:///C:/Users/admin/OneDrive/Bureau/Cours%20BTS%20SIO/Bloc%201/s%E9ance%202/ordinateurs.ods'#Hardware.$D:.$D]; [.A13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14" table:formula="of:=COUNTIFS(['file:///C:/Users/admin/OneDrive/Bureau/Cours%20BTS%20SIO/Bloc%201/s%E9ance%202/ordinateurs.ods'#Hardware.$D:.$D]; [.A13];['file:///C:/Users/admin/OneDrive/Bureau/Cours%20BTS%20SIO/Bloc%201/s%E9ance%202/ordinateurs.ods'#Hardware.$G:.$G];&quot;&gt;921600&quot;)" table:style-name="ce7">
            <text:p>14</text:p>
          </table:table-cell>
          <table:table-cell office:value-type="float" office:value="15" table:formula="of:=[.B13]+[.C13]+[.D13]" table:style-name="ce7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Intel(R) Celeron(R) CPU G1610 @ 2.60GHz</text:p>
          </table:table-cell>
          <table:table-cell office:value-type="float" office:value="6" table:formula="of:=COUNTIFS(['file:///C:/Users/admin/OneDrive/Bureau/Cours%20BTS%20SIO/Bloc%201/s%E9ance%202/ordinateurs.ods'#Hardware.$D:.$D]; [.A14];['file:///C:/Users/admin/OneDrive/Bureau/Cours%20BTS%20SIO/Bloc%201/s%E9ance%202/ordinateurs.ods'#Hardware.$G:.$G];&quot;&lt;409600&quot;)" table:style-name="ce6">
            <text:p>6</text:p>
          </table:table-cell>
          <table:table-cell office:value-type="float" office:value="0" table:formula="of:=COUNTIFS(['file:///C:/Users/admin/OneDrive/Bureau/Cours%20BTS%20SIO/Bloc%201/s%E9ance%202/ordinateurs.ods'#Hardware.$D:.$D]; [.A14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4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6" table:formula="of:=[.B14]+[.C14]+[.D14]" table:style-name="ce7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Intel(R) Core(TM) i3-3220 CPU @ 3.30GHz</text:p>
          </table:table-cell>
          <table:table-cell office:value-type="float" office:value="0" table:formula="of:=COUNTIFS(['file:///C:/Users/admin/OneDrive/Bureau/Cours%20BTS%20SIO/Bloc%201/s%E9ance%202/ordinateurs.ods'#Hardware.$D:.$D]; [.A15];['file:///C:/Users/admin/OneDrive/Bureau/Cours%20BTS%20SIO/Bloc%201/s%E9ance%202/ordinateurs.ods'#Hardware.$G:.$G];&quot;&lt;409600&quot;)" table:style-name="ce6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5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11" table:formula="of:=COUNTIFS(['file:///C:/Users/admin/OneDrive/Bureau/Cours%20BTS%20SIO/Bloc%201/s%E9ance%202/ordinateurs.ods'#Hardware.$D:.$D]; [.A15];['file:///C:/Users/admin/OneDrive/Bureau/Cours%20BTS%20SIO/Bloc%201/s%E9ance%202/ordinateurs.ods'#Hardware.$G:.$G];&quot;&gt;921600&quot;)" table:style-name="ce7">
            <text:p>11</text:p>
          </table:table-cell>
          <table:table-cell office:value-type="float" office:value="11" table:formula="of:=[.B15]+[.C15]+[.D15]" table:style-name="ce7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Intel(R) Core(TM) i5-2400 CPU @ 3.10GHz</text:p>
          </table:table-cell>
          <table:table-cell office:value-type="float" office:value="15" table:formula="of:=COUNTIFS(['file:///C:/Users/admin/OneDrive/Bureau/Cours%20BTS%20SIO/Bloc%201/s%E9ance%202/ordinateurs.ods'#Hardware.$D:.$D]; [.A16];['file:///C:/Users/admin/OneDrive/Bureau/Cours%20BTS%20SIO/Bloc%201/s%E9ance%202/ordinateurs.ods'#Hardware.$G:.$G];&quot;&lt;409600&quot;)" table:style-name="ce6">
            <text:p>15</text:p>
          </table:table-cell>
          <table:table-cell office:value-type="float" office:value="30" table:formula="of:=COUNTIFS(['file:///C:/Users/admin/OneDrive/Bureau/Cours%20BTS%20SIO/Bloc%201/s%E9ance%202/ordinateurs.ods'#Hardware.$D:.$D]; [.A16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30</text:p>
          </table:table-cell>
          <table:table-cell office:value-type="float" office:value="0" table:formula="of:=COUNTIFS(['file:///C:/Users/admin/OneDrive/Bureau/Cours%20BTS%20SIO/Bloc%201/s%E9ance%202/ordinateurs.ods'#Hardware.$D:.$D]; [.A16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45" table:formula="of:=[.B16]+[.C16]+[.D16]" table:style-name="ce7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Intel(R) Core(TM)2 Duo CPU <text:s text:c="4"/>E4600 <text:s/>@ 2.40GHz</text:p>
          </table:table-cell>
          <table:table-cell office:value-type="float" office:value="12" table:formula="of:=COUNTIFS(['file:///C:/Users/admin/OneDrive/Bureau/Cours%20BTS%20SIO/Bloc%201/s%E9ance%202/ordinateurs.ods'#Hardware.$D:.$D]; [.A17];['file:///C:/Users/admin/OneDrive/Bureau/Cours%20BTS%20SIO/Bloc%201/s%E9ance%202/ordinateurs.ods'#Hardware.$G:.$G];&quot;&lt;409600&quot;)" table:style-name="ce6">
            <text:p>12</text:p>
          </table:table-cell>
          <table:table-cell office:value-type="float" office:value="0" table:formula="of:=COUNTIFS(['file:///C:/Users/admin/OneDrive/Bureau/Cours%20BTS%20SIO/Bloc%201/s%E9ance%202/ordinateurs.ods'#Hardware.$D:.$D]; [.A17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7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12" table:formula="of:=[.B17]+[.C17]+[.D17]" table:style-name="ce7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Intel(R) Pentium(R) CPU G2020 @ 2.90GHz</text:p>
          </table:table-cell>
          <table:table-cell office:value-type="float" office:value="9" table:formula="of:=COUNTIFS(['file:///C:/Users/admin/OneDrive/Bureau/Cours%20BTS%20SIO/Bloc%201/s%E9ance%202/ordinateurs.ods'#Hardware.$D:.$D]; [.A18];['file:///C:/Users/admin/OneDrive/Bureau/Cours%20BTS%20SIO/Bloc%201/s%E9ance%202/ordinateurs.ods'#Hardware.$G:.$G];&quot;&lt;409600&quot;)" table:style-name="ce6">
            <text:p>9</text:p>
          </table:table-cell>
          <table:table-cell office:value-type="float" office:value="0" table:formula="of:=COUNTIFS(['file:///C:/Users/admin/OneDrive/Bureau/Cours%20BTS%20SIO/Bloc%201/s%E9ance%202/ordinateurs.ods'#Hardware.$D:.$D]; [.A18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8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9" table:formula="of:=[.B18]+[.C18]+[.D18]" table:style-name="ce7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Intel(R) Pentium(R) CPU G850 @ 2.90GHz</text:p>
          </table:table-cell>
          <table:table-cell office:value-type="float" office:value="50" table:formula="of:=COUNTIFS(['file:///C:/Users/admin/OneDrive/Bureau/Cours%20BTS%20SIO/Bloc%201/s%E9ance%202/ordinateurs.ods'#Hardware.$D:.$D]; [.A19];['file:///C:/Users/admin/OneDrive/Bureau/Cours%20BTS%20SIO/Bloc%201/s%E9ance%202/ordinateurs.ods'#Hardware.$G:.$G];&quot;&lt;409600&quot;)" table:style-name="ce6">
            <text:p>50</text:p>
          </table:table-cell>
          <table:table-cell office:value-type="float" office:value="0" table:formula="of:=COUNTIFS(['file:///C:/Users/admin/OneDrive/Bureau/Cours%20BTS%20SIO/Bloc%201/s%E9ance%202/ordinateurs.ods'#Hardware.$D:.$D]; [.A19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19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50" table:formula="of:=[.B19]+[.C19]+[.D19]" table:style-name="ce7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Intel(R) Pentium(R) D CPU 2.80GHz</text:p>
          </table:table-cell>
          <table:table-cell office:value-type="float" office:value="12" table:formula="of:=COUNTIFS(['file:///C:/Users/admin/OneDrive/Bureau/Cours%20BTS%20SIO/Bloc%201/s%E9ance%202/ordinateurs.ods'#Hardware.$D:.$D]; [.A20];['file:///C:/Users/admin/OneDrive/Bureau/Cours%20BTS%20SIO/Bloc%201/s%E9ance%202/ordinateurs.ods'#Hardware.$G:.$G];&quot;&lt;409600&quot;)" table:style-name="ce6">
            <text:p>12</text:p>
          </table:table-cell>
          <table:table-cell office:value-type="float" office:value="0" table:formula="of:=COUNTIFS(['file:///C:/Users/admin/OneDrive/Bureau/Cours%20BTS%20SIO/Bloc%201/s%E9ance%202/ordinateurs.ods'#Hardware.$D:.$D]; [.A20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0</text:p>
          </table:table-cell>
          <table:table-cell office:value-type="float" office:value="0" table:formula="of:=COUNTIFS(['file:///C:/Users/admin/OneDrive/Bureau/Cours%20BTS%20SIO/Bloc%201/s%E9ance%202/ordinateurs.ods'#Hardware.$D:.$D]; [.A20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12" table:formula="of:=[.B20]+[.C20]+[.D20]" table:style-name="ce7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Intel(R) Pentium(R) D CPU 3.00GHz</text:p>
          </table:table-cell>
          <table:table-cell office:value-type="float" office:value="40" table:formula="of:=COUNTIFS(['file:///C:/Users/admin/OneDrive/Bureau/Cours%20BTS%20SIO/Bloc%201/s%E9ance%202/ordinateurs.ods'#Hardware.$D:.$D]; [.A21];['file:///C:/Users/admin/OneDrive/Bureau/Cours%20BTS%20SIO/Bloc%201/s%E9ance%202/ordinateurs.ods'#Hardware.$G:.$G];&quot;&lt;409600&quot;)" table:style-name="ce6">
            <text:p>40</text:p>
          </table:table-cell>
          <table:table-cell office:value-type="float" office:value="2" table:formula="of:=COUNTIFS(['file:///C:/Users/admin/OneDrive/Bureau/Cours%20BTS%20SIO/Bloc%201/s%E9ance%202/ordinateurs.ods'#Hardware.$D:.$D]; [.A21];['file:///C:/Users/admin/OneDrive/Bureau/Cours%20BTS%20SIO/Bloc%201/s%E9ance%202/ordinateurs.ods'#Hardware.$G:.$G];&quot;&gt;=409600&quot;;['file:///C:/Users/admin/OneDrive/Bureau/Cours%20BTS%20SIO/Bloc%201/s%E9ance%202/ordinateurs.ods'#Hardware.$G:.$G];&quot;&lt;512000&quot;)" table:style-name="ce7">
            <text:p>2</text:p>
          </table:table-cell>
          <table:table-cell office:value-type="float" office:value="0" table:formula="of:=COUNTIFS(['file:///C:/Users/admin/OneDrive/Bureau/Cours%20BTS%20SIO/Bloc%201/s%E9ance%202/ordinateurs.ods'#Hardware.$D:.$D]; [.A21];['file:///C:/Users/admin/OneDrive/Bureau/Cours%20BTS%20SIO/Bloc%201/s%E9ance%202/ordinateurs.ods'#Hardware.$G:.$G];&quot;&gt;921600&quot;)" table:style-name="ce7">
            <text:p>0</text:p>
          </table:table-cell>
          <table:table-cell office:value-type="float" office:value="42" table:formula="of:=[.B21]+[.C21]+[.D21]" table:style-name="ce7">
            <text:p>4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Total 400 à 500 Gio</text:p>
          </table:table-cell>
          <table:table-cell office:value-type="float" office:value="32" table:formula="of:=SUM([.C2:.C21])" table:style-name="ce5">
            <text:p>32</text:p>
          </table:table-cell>
          <table:table-cell office:value-type="string" table:style-name="ce14">
            <text:p>Total ordinateurs</text:p>
          </table:table-cell>
          <table:table-cell office:value-type="float" office:value="360" table:style-name="ce7">
            <text:p>36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360" table:formula="of:=SUM([.E2:.E21])" table:style-name="ce15">
            <text:p>36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15"/>
          <table:table-cell table:number-columns-repeated="16379"/>
        </table:table-row>
        <table:table-row table:number-rows-repeated="1048552" table:style-name="ro2">
          <table:table-cell table:number-columns-repeated="16384"/>
        </table:table-row>
      </table:table>
      <table:table table:name="'file:///C:/Users/admin/OneDrive/Bureau/Cours%20BTS%20SIO/Bloc%201/séance%202/ordinateurs.ods'#Hardware" table:style-name="ta2">
        <table:table-source xlink:href="file:///C:/Users/admin/OneDrive/Bureau/Cours%20BTS%20SIO/Bloc%201/séance%202/ordinateurs.ods" table:table-name="Hardware" table:mode="copy-results-only"/>
        <table:table-column/>
        <table:table-row>
          <table:table-cell table:number-columns-repeated="3"/>
          <table:table-cell office:value-type="string" office:string-value="PROCESSEUR"/>
          <table:table-cell table:number-columns-repeated="2"/>
          <table:table-cell office:value-type="string" office:string-value="Disque(s) : Total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237679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68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220 Processor"/>
          <table:table-cell table:number-columns-repeated="2"/>
          <table:table-cell office:value-type="float" office:value="23642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44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72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dvanced Micro Devices 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64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dvanced Micro Devices 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dvanced Micro Devices 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238472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2 B22 Processor"/>
          <table:table-cell table:number-columns-repeated="2"/>
          <table:table-cell office:value-type="float" office:value="149997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476929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476929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32003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2020 @ 2.90GHz"/>
          <table:table-cell table:number-columns-repeated="2"/>
          <table:table-cell office:value-type="float" office:value="23000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2020 @ 2.90GHz"/>
          <table:table-cell table:number-columns-repeated="2"/>
          <table:table-cell office:value-type="float" office:value="23000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2020 @ 2.90GHz"/>
          <table:table-cell table:number-columns-repeated="2"/>
          <table:table-cell office:value-type="float" office:value="23000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2020 @ 2.90GHz"/>
          <table:table-cell table:number-columns-repeated="2"/>
          <table:table-cell office:value-type="float" office:value="23000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2020 @ 2.90GHz"/>
          <table:table-cell table:number-columns-repeated="2"/>
          <table:table-cell office:value-type="float" office:value="23000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2020 @ 2.90GHz"/>
          <table:table-cell table:number-columns-repeated="2"/>
          <table:table-cell office:value-type="float" office:value="23000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2020 @ 2.90GHz"/>
          <table:table-cell table:number-columns-repeated="2"/>
          <table:table-cell office:value-type="float" office:value="23000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2020 @ 2.90GHz"/>
          <table:table-cell table:number-columns-repeated="2"/>
          <table:table-cell office:value-type="float" office:value="23000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2020 @ 2.90GHz"/>
          <table:table-cell table:number-columns-repeated="2"/>
          <table:table-cell office:value-type="float" office:value="23000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96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96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96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96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CPU G850 @ 2.90GHz"/>
          <table:table-cell table:number-columns-repeated="2"/>
          <table:table-cell office:value-type="float" office:value="229965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eleron(R) CPU G1610 @ 2.60GHz"/>
          <table:table-cell table:number-columns-repeated="2"/>
          <table:table-cell office:value-type="float" office:value="230157"/>
          <table:table-cell table:number-columns-repeated="16377"/>
        </table:table-row>
        <table:table-row>
          <table:table-cell table:number-columns-repeated="3"/>
          <table:table-cell office:value-type="string" office:string-value="Intel(R) Celeron(R) CPU G1610 @ 2.60GHz"/>
          <table:table-cell table:number-columns-repeated="2"/>
          <table:table-cell office:value-type="float" office:value="230157"/>
          <table:table-cell table:number-columns-repeated="16377"/>
        </table:table-row>
        <table:table-row>
          <table:table-cell table:number-columns-repeated="3"/>
          <table:table-cell office:value-type="string" office:string-value="Intel(R) Celeron(R) CPU G1610 @ 2.60GHz"/>
          <table:table-cell table:number-columns-repeated="2"/>
          <table:table-cell office:value-type="float" office:value="230157"/>
          <table:table-cell table:number-columns-repeated="16377"/>
        </table:table-row>
        <table:table-row>
          <table:table-cell table:number-columns-repeated="3"/>
          <table:table-cell office:value-type="string" office:string-value="Intel(R) Celeron(R) CPU G1610 @ 2.60GHz"/>
          <table:table-cell table:number-columns-repeated="2"/>
          <table:table-cell office:value-type="float" office:value="230157"/>
          <table:table-cell table:number-columns-repeated="16377"/>
        </table:table-row>
        <table:table-row>
          <table:table-cell table:number-columns-repeated="3"/>
          <table:table-cell office:value-type="string" office:string-value="Intel(R) Celeron(R) CPU G1610 @ 2.60GHz"/>
          <table:table-cell table:number-columns-repeated="2"/>
          <table:table-cell office:value-type="float" office:value="230157"/>
          <table:table-cell table:number-columns-repeated="16377"/>
        </table:table-row>
        <table:table-row>
          <table:table-cell table:number-columns-repeated="3"/>
          <table:table-cell office:value-type="string" office:string-value="Intel(R) Celeron(R) CPU G1610 @ 2.60GHz"/>
          <table:table-cell table:number-columns-repeated="2"/>
          <table:table-cell office:value-type="float" office:value="23015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4 635 Processor"/>
          <table:table-cell table:number-columns-repeated="2"/>
          <table:table-cell office:value-type="float" office:value="93980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4 635 Processor"/>
          <table:table-cell table:number-columns-repeated="2"/>
          <table:table-cell office:value-type="float" office:value="93980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4 635 Processor"/>
          <table:table-cell table:number-columns-repeated="2"/>
          <table:table-cell office:value-type="float" office:value="93980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4 635 Processor"/>
          <table:table-cell table:number-columns-repeated="2"/>
          <table:table-cell office:value-type="float" office:value="93980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4 635 Processor"/>
          <table:table-cell table:number-columns-repeated="2"/>
          <table:table-cell office:value-type="float" office:value="940126"/>
          <table:table-cell table:number-columns-repeated="16377"/>
        </table:table-row>
        <table:table-row>
          <table:table-cell table:number-columns-repeated="3"/>
          <table:table-cell office:value-type="string" office:string-value="Advanced Micro Devices AMD Athlon(tm) II X4 635 Processor"/>
          <table:table-cell table:number-columns-repeated="2"/>
          <table:table-cell office:value-type="float" office:value="93980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4 635 Processor"/>
          <table:table-cell table:number-columns-repeated="2"/>
          <table:table-cell office:value-type="float" office:value="93980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4 635 Processor"/>
          <table:table-cell table:number-columns-repeated="2"/>
          <table:table-cell office:value-type="float" office:value="93980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4 635 Processor"/>
          <table:table-cell table:number-columns-repeated="2"/>
          <table:table-cell office:value-type="float" office:value="93980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II X4 635 Processor"/>
          <table:table-cell table:number-columns-repeated="2"/>
          <table:table-cell office:value-type="float" office:value="939807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400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4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7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4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3-3220 CPU @ 3.30GHz"/>
          <table:table-cell table:number-columns-repeated="2"/>
          <table:table-cell office:value-type="float" office:value="943397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3-3220 CPU @ 3.30GHz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3-3220 CPU @ 3.30GHz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3-3220 CPU @ 3.30GHz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3-3220 CPU @ 3.30GHz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3-3220 CPU @ 3.30GHz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3-3220 CPU @ 3.30GHz"/>
          <table:table-cell table:number-columns-repeated="2"/>
          <table:table-cell office:value-type="float" office:value="943397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3-3220 CPU @ 3.30GHz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3-3220 CPU @ 3.30GHz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3-3220 CPU @ 3.30GHz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3-3220 CPU @ 3.30GHz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9"/>
          <table:table-cell table:number-columns-repeated="16377"/>
        </table:table-row>
        <table:table-row>
          <table:table-cell table:number-columns-repeated="3"/>
          <table:table-cell office:value-type="string" office:string-value="Intel Corporation Pentium III (0.18 Âµm) With 1 Or 2 MB On-Die L2 Cache "/>
          <table:table-cell table:number-columns-repeated="2"/>
          <table:table-cell office:value-type="float" office:value="943394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64 X2 Dual Core Processor 3800+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2 Duo CPU     E4600  @ 2.4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Intel(R) Core(TM) i5-2400 CPU @ 3.10GHz"/>
          <table:table-cell table:number-columns-repeated="2"/>
          <table:table-cell office:value-type="float" office:value="463532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AMD Athlon(tm) Dual Core Processor 5200B"/>
          <table:table-cell table:number-columns-repeated="2"/>
          <table:table-cell office:value-type="float" office:value="152617"/>
          <table:table-cell table:number-columns-repeated="16377"/>
        </table:table-row>
        <table:table-row>
          <table:table-cell table:number-columns-repeated="3"/>
          <table:table-cell office:value-type="string" office:string-value="Dual-Core AMD Opteron(tm) Processor 2210"/>
          <table:table-cell table:number-columns-repeated="2"/>
          <table:table-cell office:value-type="float" office:value="20480"/>
          <table:table-cell table:number-columns-repeated="16377"/>
        </table:table-row>
        <table:table-row>
          <table:table-cell table:number-columns-repeated="3"/>
          <table:table-cell office:value-type="string" office:string-value="Dual-Core AMD Opteron(tm) Processor 2216"/>
          <table:table-cell table:number-columns-repeated="2"/>
          <table:table-cell office:value-type="float" office:value="4096"/>
          <table:table-cell table:number-columns-repeated="16377"/>
        </table:table-row>
        <table:table-row>
          <table:table-cell table:number-columns-repeated="3"/>
          <table:table-cell office:value-type="string" office:string-value="Dual-Core AMD Opteron(tm) Processor 2216"/>
          <table:table-cell table:number-columns-repeated="2"/>
          <table:table-cell office:value-type="float" office:value="4096"/>
          <table:table-cell table:number-columns-repeated="16377"/>
        </table:table-row>
        <table:table-row>
          <table:table-cell table:number-columns-repeated="3"/>
          <table:table-cell office:value-type="string" office:string-value="Dual-Core AMD Opteron(tm) Processor 2216"/>
          <table:table-cell table:number-columns-repeated="2"/>
          <table:table-cell office:value-type="float" office:value="10240"/>
          <table:table-cell table:number-columns-repeated="16377"/>
        </table:table-row>
        <table:table-row>
          <table:table-cell table:number-columns-repeated="3"/>
          <table:table-cell office:value-type="string" office:string-value="Dual-Core AMD Opteron(tm) Processor 2216"/>
          <table:table-cell table:number-columns-repeated="2"/>
          <table:table-cell office:value-type="float" office:value="20480"/>
          <table:table-cell table:number-columns-repeated="16377"/>
        </table:table-row>
        <table:table-row>
          <table:table-cell table:number-columns-repeated="3"/>
          <table:table-cell office:value-type="string" office:string-value="Dual-Core AMD Opteron(tm) Processor 2216"/>
          <table:table-cell table:number-columns-repeated="2"/>
          <table:table-cell office:value-type="float" office:value="10240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3.0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>
          <table:table-cell table:number-columns-repeated="3"/>
          <table:table-cell office:value-type="string" office:string-value="Intel(R) Pentium(R) D CPU 2.80GHz"/>
          <table:table-cell table:number-columns-repeated="2"/>
          <table:table-cell office:value-type="float" office:value="76308"/>
          <table:table-cell table:number-columns-repeated="16377"/>
        </table:table-row>
        <table:table-row table:number-rows-repeated="1048215">
          <table:table-cell table:number-columns-repeated="16377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Charles Técher</meta:initial-creator>
    <dc:creator>Gaëtan Kremser</dc:creator>
    <meta:creation-date>2020-06-07T13:45:22Z</meta:creation-date>
    <dc:date>2023-09-27T08:26:24Z</dc:date>
    <meta:user-defined meta:name="ContentTypeId">0x0101003F08465FD12B4F40AB417D6354713CDE</meta:user-defined>
  </office:meta>
</office:document-meta>
</file>